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:= <text:tab/>funcs </text:p>
      <text:p text:style-name="P1">funcs ::= <text:tab/>func funcs | ε </text:p>
      <text:p text:style-name="P1">func ::= <text:tab/>def type id ( optparams ) func'</text:p>
      <text:p text:style-name="P1">func' ::= <text:s text:c="6"/><text:tab/>block | ;</text:p>
      <text:p text:style-name="P1">optparams ::= <text:tab/>params | ε </text:p>
      <text:p text:style-name="P1">params ::= <text:tab/>type id params'</text:p>
      <text:p text:style-name="P1">params' ::=<text:tab/>, params | ε </text:p>
      <text:p text:style-name="P1">block ::= <text:tab/>{ decls stmts } </text:p>
      <text:p text:style-name="P1">decls ::= <text:tab/>decl decls | ε </text:p>
      <text:p text:style-name="P1">decl ::= <text:tab/><text:tab/>type id ; </text:p>
      <text:p text:style-name="P1">type ::= <text:tab/>basic type' | record { decls } type'</text:p>
      <text:p text:style-name="P1">type' ::=<text:tab/><text:tab/>[ num ] type' | ε</text:p>
      <text:p text:style-name="P1">stmts ::=<text:tab/>stmt stmts | ε </text:p>
      <text:p text:style-name="P1">stmt ::= <text:tab/>assign ; </text:p>
      <text:p text:style-name="P1"><text:tab/><text:tab/>| if ( assign ) stmt stmt'</text:p>
      <text:p text:style-name="P1"><text:tab/><text:tab/>| while ( assign ) stmt </text:p>
      <text:p text:style-name="P1"><text:tab/><text:tab/>| do stmt while ( assign ) ; </text:p>
      <text:p text:style-name="P1"><text:tab/><text:tab/>| break ; </text:p>
      <text:p text:style-name="P1"><text:tab/><text:tab/>| return stmt''</text:p>
      <text:p text:style-name="P1"><text:tab/><text:tab/>| print loc ; </text:p>
      <text:p text:style-name="P1"><text:tab/><text:tab/>| block </text:p>
      <text:p text:style-name="P1">stmt' ::= <text:s text:c="6"/><text:tab/>else stmt | ε </text:p>
      <text:p text:style-name="P1">stmt'' ::= <text:s text:c="5"/><text:tab/>loc ; | ;</text:p>
      <text:p text:style-name="P1">loc ::= <text:tab/><text:tab/>id loc'' </text:p>
      <text:p text:style-name="P1">loc' ::= <text:s text:c="7"/><text:tab/>.id | [ assign ]</text:p>
      <text:p text:style-name="P1">loc'' ::= <text:s text:c="6"/><text:tab/>loc' loc'' | ε </text:p>
      <text:p text:style-name="P1">assign ::= <text:tab/>bool assign'</text:p>
      <text:p text:style-name="P1">assign' ::=<text:tab/>= assign assign' | ε </text:p>
      <text:p text:style-name="P1">bool ::= <text:tab/>join bool'</text:p>
      <text:p text:style-name="P1">bool' ::=<text:tab/><text:tab/>|| join bool' | ε </text:p>
      <text:p text:style-name="P1">join ::= <text:tab/><text:tab/>equality join'</text:p>
      <text:p text:style-name="P1">join' ::= <text:tab/><text:tab/>&amp;&amp; equality join' | ε </text:p>
      <text:p text:style-name="P1">equality ::= <text:tab/>rel equality'</text:p>
      <text:p text:style-name="P1">equality' ::=<text:tab/>== rel equality' | != rel equality' | ε </text:p>
      <text:p text:style-name="P1">rel ::= <text:tab/><text:tab/>expr &lt; expr | expr &lt;= expr </text:p>
      <text:p text:style-name="P1"><text:tab/><text:tab/>| expr &gt;= expr | expr &gt; expr | expr </text:p>
      <text:p text:style-name="P1">expr ::= <text:tab/>term expr'</text:p>
      <text:p text:style-name="P1">expr' ::=<text:tab/>+ term expr' | - term expr' | ε </text:p>
      <text:p text:style-name="P1">term ::= <text:tab/>unary term'</text:p>
      <text:p text:style-name="P1">term' ::=<text:tab/>* unary term' | / unary term' | ε </text:p>
      <text:p text:style-name="P1">unary ::= <text:tab/>! unary | − unary | factor </text:p>
      <text:p text:style-name="P1">factor ::= <text:tab/>( assign ) | loc | num | real | true | false | string | funccall </text:p>
      <text:p text:style-name="P1">funccall ::= <text:tab/>id ( optargs ) </text:p>
      <text:p text:style-name="P1">optargs ::= <text:tab/>args | ε </text:p>
      <text:p text:style-name="P1">args ::= <text:tab/>assign args'</text:p>
      <text:p text:style-name="P1">args' ::=<text:tab/>, args 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6T16:55:31</dc:date>
    <meta:editing-duration>PT3H40S</meta:editing-duration>
    <meta:editing-cycles>34</meta:editing-cycles>
    <meta:generator>LibreOffice/3.4$Unix LibreOffice_project/340m1$Build-402</meta:generator>
    <meta:document-statistic meta:table-count="0" meta:image-count="0" meta:object-count="0" meta:page-count="1" meta:paragraph-count="46" meta:word-count="292" meta:character-count="1319" meta:non-whitespace-character-count="962"/>
  </office:meta>
</office:document-meta>
</file>